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d20d" officeooo:paragraph-rsid="000cd20d" style:font-weight-asian="bold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fo:font-weight="bold" officeooo:rsid="0010ff77" officeooo:paragraph-rsid="0010ff7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cd20d" officeooo:paragraph-rsid="000cd20d" style:font-weight-asian="normal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fo:font-weight="normal" officeooo:rsid="000cd20d" officeooo:paragraph-rsid="000cd20d" style:font-weight-asian="normal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fo:font-weight="normal" officeooo:rsid="000cd20d" officeooo:paragraph-rsid="000cd20d" style:font-weight-asian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weight="normal" officeooo:rsid="000cd20d" officeooo:paragraph-rsid="000cd20d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fo:font-weight="normal" officeooo:rsid="000f4b7a" officeooo:paragraph-rsid="000f4b7a" style:font-weight-asian="normal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fo:font-weight="normal" officeooo:rsid="000f4b7a" officeooo:paragraph-rsid="000f4b7a" style:font-weight-asian="normal" style:font-weight-complex="normal"/>
    </style:style>
    <style:style style:name="P9" style:family="paragraph" style:parent-style-name="Standard">
      <style:paragraph-properties fo:line-height="200%" fo:text-align="center" style:justify-single-word="false"/>
      <style:text-properties fo:font-weight="normal" officeooo:rsid="0010ff77" officeooo:paragraph-rsid="0010ff77" style:font-weight-asian="normal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fo:font-weight="normal" officeooo:rsid="0010ff77" officeooo:paragraph-rsid="0010ff77" style:font-weight-asian="normal" style:font-weight-complex="normal"/>
    </style:style>
    <style:style style:name="P11" style:family="paragraph" style:parent-style-name="Standard">
      <style:paragraph-properties fo:line-height="200%" fo:text-align="center" style:justify-single-word="false"/>
      <style:text-properties fo:font-style="italic" fo:font-weight="normal" officeooo:rsid="0010ff77" officeooo:paragraph-rsid="0010ff77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line-height="200%" fo:text-align="justify" style:justify-single-word="false"/>
      <style:text-properties fo:font-style="italic" fo:font-weight="normal" officeooo:rsid="0010ff77" officeooo:paragraph-rsid="0010ff77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200%" fo:text-align="center" style:justify-single-word="false"/>
      <style:text-properties fo:font-style="italic" fo:font-weight="bold" officeooo:rsid="0010ff77" officeooo:paragraph-rsid="0010ff77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200%" fo:text-align="center" style:justify-single-word="false"/>
      <style:text-properties fo:font-style="normal" fo:font-weight="bold" officeooo:rsid="0010ff77" officeooo:paragraph-rsid="0010ff77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line-height="200%" fo:text-align="center" style:justify-single-word="false"/>
      <style:text-properties fo:font-style="normal" fo:font-weight="normal" officeooo:rsid="0010ff77" officeooo:paragraph-rsid="0010ff77" style:font-style-asian="normal" style:font-weight-asian="normal" style:font-style-complex="normal" style:font-weight-complex="normal"/>
    </style:style>
    <style:style style:name="T1" style:family="text">
      <style:text-properties officeooo:rsid="000e0146"/>
    </style:style>
    <style:style style:name="T2" style:family="text">
      <style:text-properties fo:font-weight="bold" officeooo:rsid="000e0146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MODELING NETWORK PERFORMANCE </text:p>
      <text:p text:style-name="P1">UNDER DIFFERENT QUEUEING TECHNIQUES</text:p>
      <text:p text:style-name="P1">FOR INTERNET BANDWIDTH MANAGE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EENSEY M. LAW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UBMITTED TO THE FACULTY OF THE INSTITUTE OF COMPUTER SCIENCE</text:p>
      <text:p text:style-name="P3">UNIVERSITY OF THE PHILIPPINES LOS BANOS</text:p>
      <text:p text:style-name="P3">IN PARTIAL FULFILLMENT OF THE<text:line-break/>REQUIREMENTS FOR THE<text:line-break/>DEGREE OF</text:p>
      <text:p text:style-name="P3"/>
      <text:p text:style-name="P3"/>
      <text:p text:style-name="P3"/>
      <text:p text:style-name="P3"/>
      <text:p text:style-name="P3"/>
      <text:p text:style-name="P3"/>
      <text:p text:style-name="P3">BACHELOR OF SCIENCE IN<text:line-break/>COMPUTER SC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UNE 2017</text:p>
      <text:p text:style-name="P3"/>
      <text:p text:style-name="P3"/>
      <text:p text:style-name="P3"><text:soft-page-break/></text:p>
      <text:p text:style-name="P4">UPLB LOGO / ICS LOGO</text:p>
      <text:p text:style-name="P4"/>
      <text:p text:style-name="P4">UNIVERSITY OF THE PHILIPPINES LOS BANOS<text:line-break/>Bachelor of Science in Computer Science</text:p>
      <text:p text:style-name="P5"><text:tab/>The contents or any portion of this undergraduate thesis manuscript including the source code or any non-commercial section may be freely copied and distributed provided that the source is acknowledged.</text:p>
      <text:p text:style-name="P5"><text:tab/>The following permission/s is/are granted for accessing this thesis:</text:p>
      <text:p text:style-name="P5"/>
      <text:p text:style-name="P6"><text:tab/>Available to the general public<text:tab/><text:tab/><text:tab/><text:tab/><text:tab/><text:tab/>YES</text:p>
      <text:p text:style-name="P6"><text:tab/>Available only after consultation with author/thesis adviser<text:tab/><text:tab/><text:tab/>NO</text:p>
      <text:p text:style-name="P6"><text:tab/>Available only to those bound by confidentiality agreements <text:tab/><text:tab/>NO</text:p>
      <text:p text:style-name="P6"/>
      <text:p text:style-name="P4">LEENSEY M. LAWAS</text:p>
      <text:p text:style-name="P4">Author</text:p>
      <text:p text:style-name="P4">____________________</text:p>
      <text:p text:style-name="P4">Date Signed</text:p>
      <text:p text:style-name="P4"/>
      <text:p text:style-name="P4"/>
      <text:p text:style-name="P4">DANILO J. MERCADO</text:p>
      <text:p text:style-name="P4">Adviser</text:p>
      <text:p text:style-name="P4"/>
      <text:p text:style-name="P4">____________________</text:p>
      <text:p text:style-name="P4">Date Signed</text:p>
      <text:p text:style-name="P5"><text:soft-page-break/><text:tab/><text:span text:style-name="T1">The thesis attached hereto, entitled “</text:span><text:span text:style-name="T2">TITLE</text:span><text:span text:style-name="T1">,” prepared and submitted by </text:span><text:span text:style-name="T2">LEENSEY M. LAWAS</text:span><text:span text:style-name="T1"> in partial fulfillments for the degree of BACHELOR OF SCIENCE (COMPUTER SCIENCE) is hereby accepted.</text:span></text:p>
      <text:p text:style-name="P5"/>
      <text:p text:style-name="P7"><text:tab/><text:tab/>NAME<text:tab/><text:tab/><text:tab/><text:tab/><text:tab/><text:tab/><text:tab/><text:tab/>NAME</text:p>
      <text:p text:style-name="P7"><text:tab/>Member, Guidance Committee<text:tab/><text:tab/><text:tab/><text:tab/>Member, Guidance Committee</text:p>
      <text:p text:style-name="P7"><text:tab/><text:tab/>__________<text:tab/><text:tab/><text:tab/><text:tab/><text:tab/><text:tab/><text:tab/>__________</text:p>
      <text:p text:style-name="P7"><text:tab/><text:tab/>Date Signed<text:tab/><text:tab/><text:tab/><text:tab/><text:tab/><text:tab/><text:tab/>Date Signed</text:p>
      <text:p text:style-name="P8">NAME</text:p>
      <text:p text:style-name="P8">Char, Gudance Committee</text:p>
      <text:p text:style-name="P8">__________</text:p>
      <text:p text:style-name="P8">Date Signed</text:p>
      <text:p text:style-name="P7"><text:tab/>Accepted as partial fulfillment of the requirements for the degree of BACHELOR OF SCIENCE (COMPUTER SCIENCE).</text:p>
      <text:p text:style-name="P7"/>
      <text:p text:style-name="P8">JAIME SAMANIEGO</text:p>
      <text:p text:style-name="P8">Director, Institute of Computer Science</text:p>
      <text:p text:style-name="P8">__________</text:p>
      <text:p text:style-name="P8">Date Signed</text:p>
      <text:p text:style-name="P8"/>
      <text:p text:style-name="P8">NAME</text:p>
      <text:p text:style-name="P8">Dean, College of Arts and Sciences</text:p>
      <text:p text:style-name="P8">__________</text:p>
      <text:p text:style-name="P8">Date Signed</text:p>
      <text:p text:style-name="P8"/>
      <text:p text:style-name="P2"><text:soft-page-break/>BIOGRAPHICAL SKETCH</text:p>
      <text:p text:style-name="P9">Paragraphs about the author</text:p>
      <text:p text:style-name="P9">Quotable quote</text:p>
      <text:p text:style-name="P9"/>
      <text:p text:style-name="P9">LEENSEY M. LAWAS</text:p>
      <text:p text:style-name="P9">2013-68227</text:p>
      <text:p text:style-name="P9"/>
      <text:p text:style-name="P11">(next page)</text:p>
      <text:p text:style-name="P14">ACKNOWLEDGEMENT</text:p>
      <text:p text:style-name="P15">Thanks goes here</text:p>
      <text:p text:style-name="P15"/>
      <text:p text:style-name="P11">(next page)</text:p>
      <text:p text:style-name="P11"><text:span text:style-name="T3"/></text:p>
      <text:p text:style-name="P13"><text:span text:style-name="T3">ABSTRACT</text:span></text:p>
      <text:p text:style-name="P12"><text:span text:style-name="T3">LAWAS, LEENSEY M. University of the Philippines Los Banos. June 2017. </text:span><text:span text:style-name="T4">Title of thesis.</text:span></text:p>
      <text:p text:style-name="P12"><text:span text:style-name="T3">Rsearch Adviser: Professor Danilo J Mercado</text:span></text:p>
      <text:p text:style-name="P11"><text:span text:style-name="T3">1 paragraph abstract goes here.</text:span></text:p>
      <text:p text:style-name="P11">(next page)</text:p>
      <text:p text:style-name="P14">TABLE OF CONTENTS</text:p>
      <text:p text:style-name="P12"><text:span text:style-name="T3">INTRODUCTION</text:span></text:p>
      <text:p text:style-name="P12"><text:span text:style-name="T3">Background of the Study</text:span></text:p>
      <text:p text:style-name="P12"><text:span text:style-name="T3">Statement of the Problem</text:span></text:p>
      <text:p text:style-name="P12"><text:span text:style-name="T3">Significance of the Study</text:span></text:p>
      <text:p text:style-name="P12"><text:span text:style-name="T3">Objectives of the Study</text:span></text:p>
      <text:p text:style-name="P12"><text:span text:style-name="T3">Scope and Limitations</text:span></text:p>
      <text:p text:style-name="P12"><text:soft-page-break/><text:span text:style-name="T3"/></text:p>
      <text:p text:style-name="P12"><text:span text:style-name="T3">REVIEW OF RELATED LITERATURE</text:span></text:p>
      <text:p text:style-name="P12"><text:span text:style-name="T3">4 pages wow</text:span></text:p>
      <text:p text:style-name="P12"><text:span text:style-name="T3">THEORETICAL FRAMEWORK</text:span></text:p>
      <text:p text:style-name="P12"><text:span text:style-name="T3">lala</text:span></text:p>
      <text:p text:style-name="P12"><text:span text:style-name="T3">lala</text:span></text:p>
      <text:p text:style-name="P10">METHODOLOGY</text:p>
      <text:p text:style-name="P10">lala</text:p>
      <text:p text:style-name="P10">lala</text:p>
      <text:p text:style-name="P10">RESULTS AND DISCUSSIONS</text:p>
      <text:p text:style-name="P10">CONCLUSIONS AND FUTURE WORK</text:p>
      <text:p text:style-name="P10">BIBLIOGRAPHY</text:p>
      <text:p text:style-name="P10"/>
      <text:p text:style-name="P10">(35 pages wow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30:39.867573783</meta:creation-date>
    <dc:date>2017-04-28T15:48:41.648243696</dc:date>
    <meta:editing-duration>PT18M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5" meta:paragraph-count="75" meta:word-count="322" meta:character-count="2215" meta:non-whitespace-character-count="1922"/>
  </office:meta>
</office:document-meta>
</file>